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[NAME]</text:p>
            <text:p text:style-name="P10"/>
            <text:p text:style-name="P10">[JOB_TITLE]</text:p>
            <text:p text:style-name="Contact_20_info">[PHONE] – <text:span text:style-name="T15">[EMAIL] – </text:span><text:span text:style-name="T16">[WEBSITE] – </text:span><text:span text:style-name="T19">[LOCALIZED_BIRTH_DAY] – </text:span><text:span text:style-name="T20">[PLZ_WITH_LOCATION] - </text:span><text:span text:style-name="T19"><text:s/>[NATIONALITY] - [MARITAL_STATUS]</text:span></text:p>
            <text:p text:style-name="Contact_20_info"/>
            <text:p text:style-name="P7">[SHORT_DESCRIPTION]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experience-section">
              <text:p text:style-name="P8"><text:span text:style-name="T9">[CV_UNIT_NAME] – </text:span><text:span text:style-name="T13">[CV_UNIT_COMPANY]</text:span><text:span text:style-name="T9">:</text:span><text:span text:style-name="T11"> </text:span><text:span text:style-name="T14">[CV_UNIT_START_DATE_MONTH_YEAR]</text:span><text:span text:style-name="T5"> -</text:span><text:span text:style-name="T4"> </text:span><text:span text:style-name="T6">[CV_UNIT_END_DATE_MONTH_YEAR]</text:span></text:p>
              <text:p text:style-name="P3">[CV_UNIT_CONTENT]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ducation-section">
              <text:p text:style-name="P9"><text:span text:style-name="T10">[CV_UNIT_NAME] - </text:span><text:span text:style-name="T12">[CV_UNIT_COMPANY]</text:span><text:span text:style-name="T10">:</text:span><text:span text:style-name="T3"> </text:span><text:span text:style-name="T7">[CV_UNIT_START_DATE_MONTH_YEAR]</text:span><text:span text:style-name="T4"> - </text:span><text:span text:style-name="T8">[CV_UNIT_END_DATE_MONTH_YEAR]</text:span><text:span text:style-name="T4"> </text:span></text:p>
              <text:p text:style-name="P4">[CV_UNIT_CONTENT]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skills-section">
              <text:p text:style-name="P6"><text:span text:style-name="T17">[CV_UNIT_NAME]: </text:span>[CV_UNIT_CONTENT]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[NAME], [STREET], [PLZ_WITH_LOCATION]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[LOCATION]</text:span>, <text:span text:style-name="T18"><text:date style:data-style-name="N10081" text:date-value="2021-12-03T17:24:57.855363367">3. December 2021</text:date></text:span></text:p>
      <text:p text:style-name="P14"/>
      <text:h text:style-name="P18" text:outline-level="1">Bewerbung als [JOB_TITLE]</text:h>
      <text:p text:style-name="P14"/>
      <text:p text:style-name="P11">Sehr geehrte Damen und Herren</text:p>
      <text:p text:style-name="P11"/>
      <text:p text:style-name="P11">[MOTIVATION_LETTER_WHY_YOU]</text:p>
      <text:p text:style-name="P11"/>
      <text:p text:style-name="P11">[MOTIVATION_LETTER_WHY_ME]</text:p>
      <text:p text:style-name="P11"/>
      <text:p text:style-name="P11">[MOTIVATION_LETTER_WHY_US]</text:p>
      <text:p text:style-name="P11"/>
      <text:p text:style-name="P11">Freundliche Grüße</text:p>
      <text:p text:style-name="P11"/>
      <text:p text:style-name="P11">[NAME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[NAME]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3</meta:editing-cycles>
    <meta:editing-duration>PT2H49M25S</meta:editing-duration>
    <dc:subject>hloom.com</dc:subject>
    <meta:initial-creator>hloom.com </meta:initial-creator>
    <dc:date>2021-12-03T17:24:57.717743254</dc:date>
    <meta:document-statistic meta:table-count="1" meta:image-count="0" meta:object-count="0" meta:page-count="2" meta:paragraph-count="27" meta:word-count="59" meta:character-count="703" meta:non-whitespace-character-count="663"/>
  </office:meta>
</office:document-meta>
</file>